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rebuchet MS" svg:font-family="'Trebuchet MS'" style:font-adornments="Bold" style:font-family-generic="swiss" style:font-pitch="variable"/>
  </office:font-face-decls>
  <office:automatic-styles>
    <style:style style:name="Table1" style:family="table">
      <style:table-properties style:width="7in" fo:margin-left="-0.0403in" table:align="left" style:may-break-between-rows="true" table:border-model="collapsing"/>
    </style:style>
    <style:style style:name="Table1.A" style:family="table-column">
      <style:table-column-properties style:column-width="1.7in"/>
    </style:style>
    <style:style style:name="Table1.C" style:family="table-column">
      <style:table-column-properties style:column-width="0.2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3" style:family="table">
      <style:table-properties style:width="6in" fo:margin-left="0.3618in" table:align="left"/>
    </style:style>
    <style:style style:name="Table3.A" style:family="table-column">
      <style:table-column-properties style:column-width="1.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.E2" style:family="table-cell" style:data-style-name="N1">
      <style:table-cell-properties fo:padding="0.0382in" fo:border-left="0.05pt solid #000000" fo:border-right="0.05pt solid #000000" fo:border-top="none" fo:border-bottom="0.05pt solid #000000"/>
    </style:style>
    <style:style style:name="Table3.E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9299in" table:align="center"/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2.6799in"/>
    </style:style>
    <style:style style:name="Table5.A1" style:family="table-cell">
      <style:table-cell-properties fo:padding="0.0403in" fo:border="none" style:writing-mode="page"/>
    </style:style>
    <style:style style:name="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P2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P3" style:family="paragraph" style:parent-style-name="Table_20_Contents">
      <style:text-properties officeooo:rsid="0071421b" officeooo:paragraph-rsid="00c2c0ce"/>
    </style:style>
    <style:style style:name="P4" style:family="paragraph" style:parent-style-name="Table_20_Heading">
      <style:text-properties officeooo:rsid="0071421b" officeooo:paragraph-rsid="00c2c0ce"/>
    </style:style>
    <style:style style:name="P5" style:family="paragraph" style:parent-style-name="Table_20_Contents">
      <style:paragraph-properties fo:text-align="end" style:justify-single-word="false"/>
      <style:text-properties officeooo:rsid="0071421b" officeooo:paragraph-rsid="00c2c0ce"/>
    </style:style>
    <style:style style:name="P6" style:family="paragraph" style:parent-style-name="Table_20_Contents">
      <style:paragraph-properties fo:text-align="end" style:justify-single-word="false"/>
      <style:text-properties officeooo:rsid="003b609c" officeooo:paragraph-rsid="00c2c0ce"/>
    </style:style>
    <style:style style:name="P7" style:family="paragraph" style:parent-style-name="Table_20_Contents">
      <style:paragraph-properties fo:text-align="end" style:justify-single-word="false"/>
      <style:text-properties officeooo:rsid="00349395" officeooo:paragraph-rsid="00c2c0ce"/>
    </style:style>
    <style:style style:name="P8" style:family="paragraph" style:parent-style-name="Table_20_Contents">
      <style:paragraph-properties fo:text-align="end" style:justify-single-word="false"/>
      <style:text-properties officeooo:rsid="009611be" officeooo:paragraph-rsid="00c2c0ce"/>
    </style:style>
    <style:style style:name="P9" style:family="paragraph" style:parent-style-name="Table_20_Contents">
      <style:text-properties officeooo:rsid="00c2c0ce" officeooo:paragraph-rsid="00c2c0ce"/>
    </style:style>
    <style:style style:name="P10" style:family="paragraph" style:parent-style-name="Table_20_Contents">
      <style:paragraph-properties fo:text-align="start" style:justify-single-word="false"/>
      <style:text-properties officeooo:rsid="00d2daa3" officeooo:paragraph-rsid="00d2daa3"/>
    </style:style>
    <style:style style:name="P11" style:family="paragraph" style:parent-style-name="Text_20_body">
      <style:paragraph-properties>
        <style:tab-stops>
          <style:tab-stop style:position="6.9252in" style:type="right"/>
        </style:tab-stops>
      </style:paragraph-properties>
      <style:text-properties fo:font-variant="small-caps" style:font-name="Trebuchet MS" fo:font-size="12pt" fo:font-weight="bold" officeooo:rsid="0104e1f4" officeooo:paragraph-rsid="0108b5b7" fo:background-color="transparent" style:font-name-asian="Arial Unicode MS" style:font-size-asian="18.2000007629395pt" style:font-weight-asian="bold" style:font-name-complex="Arial Unicode MS" style:font-size-complex="18.2000007629395pt" style:font-weight-complex="bold"/>
    </style:style>
    <style:style style:name="P12" style:family="paragraph" style:parent-style-name="Standard">
      <style:text-properties officeooo:paragraph-rsid="0108b5b7"/>
    </style:style>
    <style:style style:name="P13" style:family="paragraph" style:parent-style-name="Table_20_Contents">
      <style:text-properties officeooo:paragraph-rsid="0108b5b7"/>
    </style:style>
    <style:style style:name="P14" style:family="paragraph" style:parent-style-name="Standard">
      <style:text-properties officeooo:rsid="010a7a31" officeooo:paragraph-rsid="010a7a31"/>
    </style:style>
    <style:style style:name="P15" style:family="paragraph" style:parent-style-name="Table_20_Contents">
      <style:text-properties officeooo:rsid="010a7a31" officeooo:paragraph-rsid="010a7a31"/>
    </style:style>
    <style:style style:name="P16" style:family="paragraph" style:parent-style-name="Table_20_Contents">
      <style:paragraph-properties fo:text-align="end" style:justify-single-word="false"/>
      <style:text-properties officeooo:rsid="010a7a31" officeooo:paragraph-rsid="010a7a31"/>
    </style:style>
    <style:style style:name="P17" style:family="paragraph" style:parent-style-name="Standard">
      <style:text-properties officeooo:paragraph-rsid="010a7a31"/>
    </style:style>
    <style:style style:name="P18" style:family="paragraph" style:parent-style-name="Table_20_Contents">
      <style:paragraph-properties fo:text-align="end" style:justify-single-word="false"/>
      <style:text-properties officeooo:paragraph-rsid="0108b5b7"/>
    </style:style>
    <style:style style:name="P19" style:family="paragraph" style:parent-style-name="Table_20_Contents">
      <style:text-properties officeooo:rsid="0108b5b7" officeooo:paragraph-rsid="0108b5b7"/>
    </style:style>
    <style:style style:name="P20" style:family="paragraph" style:parent-style-name="Table_20_Contents">
      <style:paragraph-properties fo:text-align="end" style:justify-single-word="false"/>
      <style:text-properties officeooo:rsid="010a97ed" officeooo:paragraph-rsid="00c2c0ce"/>
    </style:style>
    <style:style style:name="P21" style:family="paragraph" style:parent-style-name="Table_20_Heading">
      <style:text-properties officeooo:rsid="010a97ed" officeooo:paragraph-rsid="010a97ed"/>
    </style:style>
    <style:style style:name="P22" style:family="paragraph" style:parent-style-name="Table_20_Contents">
      <style:paragraph-properties fo:text-align="end" style:justify-single-word="false"/>
      <style:text-properties officeooo:rsid="010b7de6" officeooo:paragraph-rsid="010b7de6"/>
    </style:style>
    <style:style style:name="P23" style:family="paragraph" style:parent-style-name="Table_20_Contents">
      <style:paragraph-properties fo:text-align="center" style:justify-single-word="false"/>
      <style:text-properties officeooo:rsid="010b7de6" officeooo:paragraph-rsid="010b7de6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officeooo:rsid="010c4763" officeooo:paragraph-rsid="010c4763"/>
    </style:style>
    <style:style style:name="P27" style:family="paragraph" style:parent-style-name="Table_20_Contents">
      <style:paragraph-properties fo:text-align="end" style:justify-single-word="false"/>
      <style:text-properties officeooo:rsid="010c4763" officeooo:paragraph-rsid="010c4763"/>
    </style:style>
    <style:style style:name="P28" style:family="paragraph" style:parent-style-name="Table_20_Contents">
      <style:paragraph-properties fo:text-align="end" style:justify-single-word="false"/>
      <style:text-properties officeooo:rsid="010c4c44" officeooo:paragraph-rsid="010c4c44"/>
    </style:style>
    <style:style style:name="P29" style:family="paragraph" style:parent-style-name="Table_20_Contents">
      <style:paragraph-properties fo:text-align="center" style:justify-single-word="false"/>
      <style:text-properties officeooo:rsid="010c596f" officeooo:paragraph-rsid="010c596f"/>
    </style:style>
    <style:style style:name="P30" style:family="paragraph" style:parent-style-name="Text_20_body">
      <style:text-properties officeooo:rsid="001af655" officeooo:paragraph-rsid="00c2c0ce"/>
    </style:style>
    <style:style style:name="P31" style:family="paragraph" style:parent-style-name="Standard">
      <style:text-properties officeooo:paragraph-rsid="01103217"/>
    </style:style>
    <style:style style:name="P32" style:family="paragraph" style:parent-style-name="Table_20_Contents">
      <style:paragraph-properties fo:text-align="center" style:justify-single-word="false"/>
      <style:text-properties officeooo:rsid="0114b580" officeooo:paragraph-rsid="0114b580"/>
    </style:style>
    <style:style style:name="P33" style:family="paragraph" style:parent-style-name="Table_20_Contents">
      <style:text-properties officeooo:rsid="0118e69b" officeooo:paragraph-rsid="0118e69b"/>
    </style:style>
    <style:style style:name="P34" style:family="paragraph" style:parent-style-name="Table_20_Contents">
      <style:paragraph-properties fo:text-align="end" style:justify-single-word="false"/>
      <style:text-properties officeooo:rsid="01190983" officeooo:paragraph-rsid="01190983"/>
    </style:style>
    <style:style style:name="P35" style:family="paragraph" style:parent-style-name="Table_20_Contents">
      <style:paragraph-properties fo:text-align="start" style:justify-single-word="false"/>
      <style:text-properties officeooo:rsid="011a2bfa" officeooo:paragraph-rsid="011a2bfa"/>
    </style:style>
    <style:style style:name="P36" style:family="paragraph" style:parent-style-name="Heading_20_1">
      <style:paragraph-properties>
        <style:tab-stops>
          <style:tab-stop style:position="6.9252in" style:type="right"/>
        </style:tab-stops>
      </style:paragraph-properties>
      <style:text-properties fo:font-variant="small-caps" style:font-name="Trebuchet MS" fo:font-size="12pt" fo:font-weight="bold" officeooo:rsid="0108b5b7" officeooo:paragraph-rsid="0108b5b7" fo:background-color="transparent" style:font-name-asian="Arial Unicode MS" style:font-size-asian="18.2000007629395pt" style:font-weight-asian="bold" style:font-name-complex="Arial Unicode MS" style:font-size-complex="18.2000007629395pt" style:font-weight-complex="bold"/>
    </style:style>
    <style:style style:name="P37" style:family="paragraph" style:parent-style-name="Heading_20_1">
      <style:text-properties officeooo:paragraph-rsid="0108b5b7"/>
    </style:style>
    <style:style style:name="P38" style:family="paragraph" style:parent-style-name="Heading_20_1">
      <style:text-properties officeooo:paragraph-rsid="00c2c0ce"/>
    </style:style>
    <style:style style:name="P39" style:family="paragraph" style:parent-style-name="Heading_20_1">
      <style:text-properties officeooo:rsid="011b6977" officeooo:paragraph-rsid="011b6977"/>
    </style:style>
    <style:style style:name="P40" style:family="paragraph" style:parent-style-name="Standard">
      <style:text-properties officeooo:paragraph-rsid="011c0226"/>
    </style:style>
    <style:style style:name="P41" style:family="paragraph" style:parent-style-name="Text_20_body" style:list-style-name="AdvLab-Bullet">
      <style:text-properties officeooo:rsid="011b6977" officeooo:paragraph-rsid="011b6977"/>
    </style:style>
    <style:style style:name="P42" style:family="paragraph" style:parent-style-name="Text_20_body" style:list-style-name="AdvLab-Bullet">
      <style:text-properties officeooo:paragraph-rsid="011b6977"/>
    </style:style>
    <style:style style:name="P43" style:family="paragraph" style:parent-style-name="Text_20_body" style:list-style-name="AdvLab-Bullet">
      <style:text-properties fo:font-style="normal" officeooo:rsid="011b6977" officeooo:paragraph-rsid="011b6977" style:font-style-asian="normal" style:font-style-complex="normal"/>
    </style:style>
    <style:style style:name="T1" style:family="text">
      <style:text-properties fo:font-size="12pt" fo:font-weight="bold" officeooo:rsid="01057fde" style:font-size-asian="10.5pt"/>
    </style:style>
    <style:style style:name="T2" style:family="text">
      <style:text-properties fo:font-size="12pt" fo:font-weight="bold" officeooo:rsid="010124a3" style:font-size-asian="10.5pt"/>
    </style:style>
    <style:style style:name="T3" style:family="text">
      <style:text-properties fo:font-size="12pt" fo:font-weight="bold" officeooo:rsid="011b6977" style:font-size-asian="10.5pt"/>
    </style:style>
    <style:style style:name="T4" style:family="text">
      <style:text-properties fo:font-size="12pt" fo:font-weight="bold" officeooo:rsid="01057fde" style:font-name-asian="Liberation Sans1" style:font-size-asian="10.5pt" style:font-name-complex="Liberation Sans1"/>
    </style:style>
    <style:style style:name="T5" style:family="text">
      <style:text-properties officeooo:rsid="0050f0df"/>
    </style:style>
    <style:style style:name="T6" style:family="text">
      <style:text-properties officeooo:rsid="00b1e0fa" style:font-name-asian="Liberation Sans1" style:font-name-complex="Liberation Sans1"/>
    </style:style>
    <style:style style:name="T7" style:family="text">
      <style:text-properties officeooo:rsid="010563d1"/>
    </style:style>
    <style:style style:name="T8" style:family="text">
      <style:text-properties officeooo:rsid="0050f0df" style:font-name-asian="Liberation Serif" style:font-name-complex="Liberation Serif"/>
    </style:style>
    <style:style style:name="T9" style:family="text">
      <style:text-properties officeooo:rsid="0050f0df" style:font-name-asian="Arial Unicode MS" style:font-name-complex="Arial Unicode MS"/>
    </style:style>
    <style:style style:name="T10" style:family="text">
      <style:text-properties officeooo:rsid="007e5b1a" style:font-name-asian="Arial Unicode MS" style:font-name-complex="Arial Unicode MS"/>
    </style:style>
    <style:style style:name="T11" style:family="text">
      <style:text-properties officeooo:rsid="00c2c0ce"/>
    </style:style>
    <style:style style:name="T12" style:family="text">
      <style:text-properties officeooo:rsid="008ca875"/>
    </style:style>
    <style:style style:name="T13" style:family="text">
      <style:text-properties officeooo:rsid="00231b8d"/>
    </style:style>
    <style:style style:name="T14" style:family="text">
      <style:text-properties officeooo:rsid="0034b76e"/>
    </style:style>
    <style:style style:name="T15" style:family="text">
      <style:text-properties officeooo:rsid="00212dd0"/>
    </style:style>
    <style:style style:name="T16" style:family="text">
      <style:text-properties officeooo:rsid="007dcbfd"/>
    </style:style>
    <style:style style:name="T17" style:family="text">
      <style:text-properties officeooo:rsid="0108b5b7"/>
    </style:style>
    <style:style style:name="T18" style:family="text">
      <style:text-properties officeooo:rsid="010656e8"/>
    </style:style>
    <style:style style:name="T19" style:family="text">
      <style:text-properties officeooo:rsid="0109b6f4"/>
    </style:style>
    <style:style style:name="T20" style:family="text">
      <style:text-properties officeooo:rsid="0109d4e5"/>
    </style:style>
    <style:style style:name="T21" style:family="text">
      <style:text-properties officeooo:rsid="010a7a31"/>
    </style:style>
    <style:style style:name="T22" style:family="text">
      <style:text-properties officeooo:rsid="010c596f"/>
    </style:style>
    <style:style style:name="T23" style:family="text">
      <style:text-properties officeooo:rsid="01103217"/>
    </style:style>
    <style:style style:name="T24" style:family="text">
      <style:text-properties officeooo:rsid="01112821"/>
    </style:style>
    <style:style style:name="T25" style:family="text">
      <style:text-properties officeooo:rsid="01130b9e"/>
    </style:style>
    <style:style style:name="T26" style:family="text">
      <style:text-properties officeooo:rsid="0118e69b"/>
    </style:style>
    <style:style style:name="T27" style:family="text">
      <style:text-properties officeooo:rsid="01190983"/>
    </style:style>
    <style:style style:name="T28" style:family="text">
      <style:text-properties officeooo:rsid="011b6977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11b6977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11b6977" style:font-style-asian="normal" style:font-style-complex="normal"/>
    </style:style>
    <style:style style:name="T33" style:family="text">
      <style:text-properties style:text-position="super 58%" fo:font-style="normal" officeooo:rsid="011b6977" style:font-style-asian="normal" style:font-style-complex="normal"/>
    </style:style>
    <style:style style:name="T34" style:family="text">
      <style:text-properties officeooo:rsid="011c0226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Course Information</text:h>
      <text:p text:style-name="P11"/>
      <table:table table:name="Table1" table:style-name="Table1" table:template-name="Default Style">
        <table:table-column table:style-name="Table1.A" table:number-columns-repeated="2"/>
        <table:table-column table:style-name="Table1.C"/>
        <table:table-column table:style-name="Table1.A" table:number-columns-repeated="2"/>
        <table:table-row>
          <table:table-cell table:style-name="Table1.A1" office:value-type="string">
            <text:p text:style-name="P18">Credits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8">Instructor<text:span text:style-name="T21">s</text:span>:</text:p>
          </table:table-cell>
          <table:table-cell table:style-name="Table1.A1" office:value-type="string">
            <text:p text:style-name="P13">Michael E. <text:span text:style-name="T18">H</text:span>uster, Ph.D. <text:span text:style-name="T21">and Daniel Cross, Ph.D.</text:span></text:p>
          </table:table-cell>
        </table:table-row>
        <table:table-row>
          <table:table-cell table:style-name="Table1.A1" office:value-type="string">
            <text:p text:style-name="P18">Location:</text:p>
          </table:table-cell>
          <table:table-cell table:style-name="Table1.A1" office:value-type="string">
            <text:p text:style-name="P33">Physics Lab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8">Office:</text:p>
          </table:table-cell>
          <table:table-cell table:style-name="Table1.A1" office:value-type="string">
            <text:p text:style-name="P13">TBD</text:p>
          </table:table-cell>
        </table:table-row>
        <table:table-row>
          <table:table-cell table:style-name="Table1.A1" office:value-type="string">
            <text:p text:style-name="P18">Times:</text:p>
          </table:table-cell>
          <table:table-cell table:style-name="Table1.A1" office:value-type="string">
            <text:p text:style-name="P33">Tue. 1:00 – 4:00 PM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8">Office hours:</text:p>
          </table:table-cell>
          <table:table-cell table:style-name="Table1.A1" office:value-type="string">
            <text:p text:style-name="P13">Mon. <text:span text:style-name="T26">3:00 – 5:30 PM</text:span></text:p>
          </table:table-cell>
        </table:table-row>
        <table:table-row table:style-name="Table1.4">
          <table:table-cell table:style-name="Table1.A1" office:value-type="string">
            <text:p text:style-name="P18">Prerequisite:</text:p>
          </table:table-cell>
          <table:table-cell table:style-name="Table1.A1" office:value-type="string">
            <text:p text:style-name="P19">TBD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3"/>
          </table:table-cell>
        </table:table-row>
      </table:table>
      <text:p text:style-name="P12"/>
      <text:h text:style-name="P39" text:outline-level="1">Required Materials</text:h>
      <text:list xml:id="list4007276376" text:style-name="AdvLab-Bullet">
        <text:list-item>
          <text:p text:style-name="P41">A laptop on which you can install programs.</text:p>
        </text:list-item>
        <text:list-item>
          <text:p text:style-name="P42"><text:span text:style-name="T28">The Kindle book </text:span><text:span text:style-name="T29">Get Started with MicroPython on Raspberry Pi Pico 2nd Edition</text:span><text:span text:style-name="T31">. </text:span><text:span text:style-name="T32">Cost $3.99. Go to </text:span><text:a xlink:type="simple" xlink:href="https://www.amazon.com/Get-started-MicroPython-Raspberry-Pico-ebook/dp/B0CW1DRBTV/" text:style-name="Internet_20_link" text:visited-style-name="Visited_20_Internet_20_Link"><text:span text:style-name="T32">https://www.amazon.com/Get-started-MicroPython-Raspberry-Pico-ebook/dp/B0CW1DRBTV/</text:span></text:a><text:span text:style-name="T32">, click on the </text:span><text:span text:style-name="T30">Kindle </text:span><text:span text:style-name="T32">link. </text:span><text:span text:style-name="T30">Note</text:span><text:span text:style-name="T32">: The print edition is not available in the USA until Sep. 3</text:span><text:span text:style-name="T33">rd</text:span><text:span text:style-name="T32">, 2024.</text:span></text:p>
        </text:list-item>
        <text:list-item>
          <text:p text:style-name="P41"><text:span text:style-name="T32">T</text:span><text:span text:style-name="T31">he Kindle app on your laptop.</text:span></text:p>
        </text:list-item>
        <text:list-item>
          <text:p text:style-name="P43">A USB micro cable for your laptop. This is the version before USB-C came out.</text:p>
        </text:list-item>
      </text:list>
      <text:h text:style-name="P37" text:outline-level="1">Course Description</text:h>
      <text:p text:style-name="P40"><text:span text:style-name="T17">T</text:span>h<text:span text:style-name="T19">is</text:span> course <text:span text:style-name="T17">covers how </text:span><text:span text:style-name="T34">scientific instrumentation is done with</text:span> <text:span text:style-name="T19">modern </text:span>microcontrollers, <text:span text:style-name="T19">successors to the</text:span> Arduino, <text:span text:style-name="T19">can be used to cheaply and easily</text:span><text:span text:style-name="T20"> build and run lab experiments</text:span>. They are programmed in high-level languages like micropython or C++, <text:span text:style-name="T20">so the learning curve is </text:span><text:span text:style-name="T34">much </text:span><text:span text:style-name="T23">eas</text:span><text:span text:style-name="T34">ier than low-level microprocessor programming</text:span><text:span text:style-name="T20">. </text:span></text:p>
      <text:p text:style-name="P31"><text:span text:style-name="T20">You will learn how </text:span><text:span text:style-name="T23">to build devices </text:span><text:span text:style-name="T24">that</text:span><text:span text:style-name="T20"> do some experiments with very little external circuitry, </text:span><text:span text:style-name="T25">then work on experiments that use external sensor and control boards. </text:span><text:span text:style-name="T20"><text:s/></text:span><text:span text:style-name="T25">The microcontroller</text:span><text:span text:style-name="T20"> can control an experiment, read the results, and even do analysis like average data, fit data to curves, and display the frequency spectrum of data. </text:span><text:span text:style-name="T34">Our</text:span><text:span text:style-name="T21"> favorite microcontroller, The Raspberry Pi Pico W (aka PicoW) costs $6 and has WiFi, so you can post data directly to the Internet.</text:span></text:p>
      <text:p text:style-name="P17"><text:span text:style-name="T21">But there is more! There are </text:span>hundreds of sensor and control breakout boards <text:span text:style-name="T21">that extend what these microcontrollers can do</text:span>. <text:span text:style-name="T21">You will see how the experiments you can do are almost unlimited.</text:span></text:p>
      <text:p text:style-name="P14">This is a one credit laboratory course that meets <text:span text:style-name="T34">twice</text:span> a week for <text:span text:style-name="T34">90</text:span> minutes.</text:p>
      <text:h text:style-name="Heading_20_1" text:outline-level="1"><text:s/><text:span text:style-name="T21">Grading</text:span></text:h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4">Item</text:p>
          </table:table-cell>
          <table:table-cell table:style-name="Table3.A1" office:value-type="string">
            <text:p text:style-name="P4"># of Items</text:p>
          </table:table-cell>
          <table:table-cell table:style-name="Table3.A1" office:value-type="string">
            <text:p text:style-name="P4">Points/Item</text:p>
          </table:table-cell>
          <table:table-cell table:style-name="Table3.A1" office:value-type="string">
            <text:p text:style-name="P4">Points</text:p>
          </table:table-cell>
          <table:table-cell table:style-name="Table3.E1" office:value-type="string">
            <text:p text:style-name="P4">Percentage</text:p>
          </table:table-cell>
        </table:table-row>
        <table:table-row>
          <table:table-cell table:style-name="Table3.A2" office:value-type="string">
            <text:p text:style-name="P3">Weekly <text:span text:style-name="T12">Lab Notebook Entries</text:span></text:p>
          </table:table-cell>
          <table:table-cell table:style-name="Table3.A2" office:value-type="string">
            <text:p text:style-name="P5">1<text:span text:style-name="T13">1</text:span></text:p>
          </table:table-cell>
          <table:table-cell table:style-name="Table3.A2" office:value-type="string">
            <text:p text:style-name="P5"><text:span text:style-name="T11">1</text:span>0</text:p>
          </table:table-cell>
          <table:table-cell table:style-name="Table3.D2" table:formula="ooow:&lt;B2&gt;*&lt;C2&gt;" office:value-type="float" office:value="110">
            <text:p text:style-name="P5">110</text:p>
          </table:table-cell>
          <table:table-cell table:style-name="Table3.E2" table:formula="ooow:100*&lt;D2&gt;/&lt;C5&gt;" office:value-type="float" office:value="44">
            <text:p text:style-name="P20">44</text:p>
          </table:table-cell>
        </table:table-row>
        <table:table-row>
          <table:table-cell table:style-name="Table3.A2" office:value-type="string">
            <text:p text:style-name="P9">Project</text:p>
            <text:p text:style-name="P15">Presentation</text:p>
          </table:table-cell>
          <table:table-cell table:style-name="Table3.A2" office:value-type="string">
            <text:p text:style-name="P16">5</text:p>
          </table:table-cell>
          <table:table-cell table:style-name="Table3.A2" office:value-type="string">
            <text:p text:style-name="P7"><text:span text:style-name="T21">2</text:span>0</text:p>
          </table:table-cell>
          <table:table-cell table:style-name="Table3.D2" table:formula="ooow:&lt;B3&gt;*&lt;C3&gt;" office:value-type="float" office:value="100">
            <text:p text:style-name="P6">100</text:p>
          </table:table-cell>
          <table:table-cell table:style-name="Table3.E2" table:formula="ooow:100*&lt;D3&gt;/&lt;C5&gt;" office:value-type="float" office:value="40">
            <text:p text:style-name="P20">40</text:p>
          </table:table-cell>
        </table:table-row>
        <table:table-row>
          <table:table-cell table:style-name="Table3.A2" office:value-type="string">
            <text:p text:style-name="P9">Final</text:p>
            <text:p text:style-name="P15">Project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8"><text:span text:style-name="T11">4</text:span>0</text:p>
          </table:table-cell>
          <table:table-cell table:style-name="Table3.D2" table:formula="ooow:&lt;B4&gt;*&lt;C4&gt;" office:value-type="float" office:value="40">
            <text:p text:style-name="P5">40</text:p>
          </table:table-cell>
          <table:table-cell table:style-name="Table3.E2" table:formula="ooow:100*&lt;D4&gt;/&lt;C5&gt;" office:value-type="float" office:value="16">
            <text:p text:style-name="P20">16</text:p>
          </table:table-cell>
        </table:table-row>
        <table:table-row>
          <table:table-cell table:style-name="Table3.A2" office:value-type="string">
            <text:p text:style-name="P3">Total</text:p>
          </table:table-cell>
          <table:table-cell table:style-name="Table3.A2" table:number-columns-spanned="2" office:value-type="string">
            <text:p text:style-name="P10"/>
          </table:table-cell>
          <table:covered-table-cell/>
          <table:table-cell table:style-name="Table3.D2" table:formula="ooow:&lt;D2&gt;+&lt;D3&gt;+&lt;D4&gt;" office:value-type="float" office:value="250">
            <text:p text:style-name="P20">250</text:p>
          </table:table-cell>
          <table:table-cell table:style-name="Table3.E5" table:formula="ooow:100*&lt;C5&gt;/&lt;C5&gt;" office:value-type="float" office:value="100">
            <text:p text:style-name="P20">100</text:p>
          </table:table-cell>
        </table:table-row>
      </table:table>
      <text:p text:style-name="Standard"/>
      <text:h text:style-name="P38" text:outline-level="1"><text:soft-page-break/><text:span text:style-name="T14">Tentative </text:span><text:span text:style-name="T16">Schedule</text:span></text:h>
      <text:p text:style-name="P30">Note: The lab<text:span text:style-name="T15">s</text:span> actually done may differ from this list <text:span text:style-name="T14">due to equipment malfunction, new labs being added to the curriculum, or other contingencies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1">Date</text:p>
          </table:table-cell>
          <table:table-cell table:style-name="Table5.A1" office:value-type="string">
            <text:p text:style-name="P21">Topic</text:p>
          </table:table-cell>
          <table:table-cell table:style-name="Table5.A1" office:value-type="string">
            <text:p text:style-name="P21">Lab</text:p>
          </table:table-cell>
        </table:table-row>
        <table:table-row>
          <table:table-cell table:style-name="Table5.A1" office:value-type="string">
            <text:p text:style-name="P22">8/2<text:span text:style-name="T27">7</text:span></text:p>
          </table:table-cell>
          <table:table-cell table:style-name="Table5.A1" office:value-type="string">
            <text:p text:style-name="P23"><text:span text:style-name="T22">1 - </text:span>Introduction to the Pico W</text:p>
          </table:table-cell>
          <table:table-cell table:style-name="Table5.A1" office:value-type="string">
            <text:p text:style-name="P35">Getting Started, ch 1 &amp; 2</text:p>
            <text:p text:style-name="P26">Install Thonny programming environment on your laptop. Load latest version of micropython (aka uPy) in the Pico W. Write a blink LED program.</text:p>
          </table:table-cell>
        </table:table-row>
        <table:table-row>
          <table:table-cell table:style-name="Table5.A1" office:value-type="string">
            <text:p text:style-name="P27">9/<text:span text:style-name="T27">3</text:span></text:p>
          </table:table-cell>
          <table:table-cell table:style-name="Table5.A1" office:value-type="string">
            <text:p text:style-name="P32">2 – Programming the Pico W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9/<text:span text:style-name="T27">10</text:span></text:p>
          </table:table-cell>
          <table:table-cell table:style-name="Table5.A1" office:value-type="string">
            <text:p text:style-name="P32">3- PicoW Interfaces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9/1<text:span text:style-name="T27">7</text:span></text:p>
          </table:table-cell>
          <table:table-cell table:style-name="Table5.A1" office:value-type="string">
            <text:p text:style-name="P29"><text:span text:style-name="T27">4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9/2<text:span text:style-name="T27">4</text:span></text:p>
          </table:table-cell>
          <table:table-cell table:style-name="Table5.A1" office:value-type="string">
            <text:p text:style-name="P29"><text:span text:style-name="T27">5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34">10/1</text:p>
          </table:table-cell>
          <table:table-cell table:style-name="Table5.A1" office:value-type="string">
            <text:p text:style-name="P29"><text:span text:style-name="T27">6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10/<text:span text:style-name="T27">8</text:span></text:p>
          </table:table-cell>
          <table:table-cell table:style-name="Table5.A1" office:value-type="string">
            <text:p text:style-name="P29"><text:span text:style-name="T27">7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10/1<text:span text:style-name="T27">5</text:span></text:p>
          </table:table-cell>
          <table:table-cell table:style-name="Table5.A1" office:value-type="string">
            <text:p text:style-name="P29"><text:span text:style-name="T27">8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10/2<text:span text:style-name="T27">2</text:span></text:p>
          </table:table-cell>
          <table:table-cell table:style-name="Table5.A1" office:value-type="string">
            <text:p text:style-name="P29"><text:span text:style-name="T27">9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10/2<text:span text:style-name="T27">9</text:span></text:p>
          </table:table-cell>
          <table:table-cell table:style-name="Table5.A1" office:value-type="string">
            <text:p text:style-name="P29"><text:span text:style-name="T27">10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11/<text:span text:style-name="T27">5</text:span></text:p>
          </table:table-cell>
          <table:table-cell table:style-name="Table5.A1" office:value-type="string">
            <text:p text:style-name="P29">1<text:span text:style-name="T27">1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11/1<text:span text:style-name="T27">2</text:span></text:p>
          </table:table-cell>
          <table:table-cell table:style-name="Table5.A1" office:value-type="string">
            <text:p text:style-name="P29">1<text:span text:style-name="T27">2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11/1<text:span text:style-name="T27">9</text:span></text:p>
          </table:table-cell>
          <table:table-cell table:style-name="Table5.A1" office:value-type="string">
            <text:p text:style-name="P29">1<text:span text:style-name="T27">3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12/<text:span text:style-name="T27">3</text:span></text:p>
          </table:table-cell>
          <table:table-cell table:style-name="Table5.A1" office:value-type="string">
            <text:p text:style-name="P29">1<text:span text:style-name="T27">4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Final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5"/>
          </table:table-cell>
        </table:table-row>
      </table:table>
      <text:p text:style-name="P30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rebuchet MS" svg:font-family="'Trebuchet MS'" style:font-adornments="Bold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fo:hyphenation-ladder-count="no-limit" style:page-number="auto"/>
      <style:text-properties style:font-name="Liberation Serif2" fo:font-family="'Liberation Serif'" style:font-style-name="Regular" style:font-family-generic="roman" style:font-pitch="variable" fo:font-size="11pt"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left="0.3in" fo:margin-right="0in" fo:margin-top="0.0402in" fo:margin-bottom="0.0201in" style:contextual-spacing="false" fo:text-indent="-0.3in" style:auto-text-indent="false" fo:keep-with-next="always">
        <style:tab-stops/>
      </style:paragraph-properties>
      <style:text-properties style:font-name="Liberation Sans" fo:font-family="'Liberation Sans'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402in" style:contextual-spacing="false" fo:line-height="10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next-style-name="Text_20_body" style:class="html">
      <style:paragraph-properties fo:margin-left="0.6in" fo:margin-right="0.6in" fo:margin-top="0.0201in" fo:margin-bottom="0.0598in" style:contextual-spacing="false" fo:text-indent="0in" style:auto-text-indent="false"/>
      <style:text-properties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d5f5cf" draw:fill-image-width="0in" draw:fill-image-height="0in"/>
      <style:paragraph-properties fo:text-align="center" style:justify-single-word="false" fo:background-color="#d5f5cf" fo:padding="0.0201in" fo:border="0.99pt solid #00a65d" style:shadow="none" style:writing-mode="lr-tb"/>
      <style:text-properties fo:font-size="14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aebd7" draw:fill-image-width="0in" draw:fill-image-height="0in"/>
      <style:paragraph-properties fo:margin-top="0.0799in" fo:margin-bottom="0.0402in" style:contextual-spacing="false" fo:background-color="#faebd7" fo:padding="0.0201in" fo:border="0.99pt solid #d2b48c" style:shadow="none" style:writing-mode="lr-tb">
        <style:tab-stops/>
      </style:paragraph-properties>
      <style:text-properties fo:font-variant="small-caps" fo:font-size="12pt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faebd7"/>
      <style:paragraph-properties fo:margin-top="0.0799in" fo:margin-bottom="0.0402in" style:contextual-spacing="false" fo:background-color="#faebd7" fo:padding="0.0201in" fo:border="0.99pt solid #d2b48c" style:shadow="none"/>
      <style:text-properties fo:font-size="11pt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solid" draw:fill-color="#faebd7"/>
      <style:paragraph-properties fo:margin-top="0.0799in" fo:margin-bottom="0.0402in" style:contextual-spacing="false" style:page-number="auto" fo:background-color="#faebd7" style:shadow="none"/>
      <style:text-properties style:use-window-font-color="true" loext:opacity="0%" fo:font-size="11pt" fo:font-style="italic" fo:font-weight="normal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entered" style:family="paragraph" style:parent-style-name="Text_20_body" style:next-style-name="Text_20_body">
      <style:paragraph-properties fo:margin-left="0.6in" fo:margin-right="0.6in" fo:text-align="center" style:justify-single-word="false" fo:text-indent="0in" style:auto-text-indent="false"/>
    </style:style>
    <style:style style:name="Table_20_Contents" style:display-name="Table Contents" style:family="paragraph" style:parent-style-name="Standard" style:class="extra"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style:font-name="Liberation Sans2" fo:font-family="'Liberation Sans'" style:font-style-name="Bold" style:font-family-generic="swiss" style:font-pitch="variable" fo:font-weight="bold" style:font-size-asian="10.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text-properties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Footer" style:family="paragraph" style:parent-style-name="Standard" style:class="extra">
      <style:text-properties style:font-name="Cambria" fo:font-family="Cambria" style:font-style-name="Regular" style:font-family-generic="roman" style:font-pitch="variable" fo:font-size="9pt" style:font-size-asian="10.5pt"/>
    </style:style>
    <style:style style:name="Safety" style:family="paragraph" style:parent-style-name="Quotations" style:next-style-name="Text_20_body">
      <loext:graphic-properties draw:fill="solid" draw:fill-color="#e0efd4"/>
      <style:paragraph-properties fo:text-align="center" style:justify-single-word="false" fo:background-color="#e0efd4" fo:padding="0.0201in" fo:border="2.01pt solid #95231f" style:shadow="none"/>
      <style:text-properties fo:color="#95231f" loext:opacity="100%" style:font-name="Arial Rounded MT Bold" fo:font-family="'Arial Rounded MT Bold'" style:font-style-name="Regular" style:font-pitch="variable" fo:font-size="11pt" fo:background-color="transparent" style:font-size-asian="10.5pt"/>
    </style:style>
    <style:style style:name="Illustration" style:family="paragraph" style:parent-style-name="Caption" style:class="extra" style:master-page-name="">
      <loext:graphic-properties draw:fill="none" draw:fill-color="#729fcf"/>
      <style:paragraph-properties fo:margin-top="0in" fo:margin-bottom="0.0402in" style:contextual-spacing="false" style:page-number="auto" fo:background-color="transparent" style:shadow="none">
        <style:tab-stops/>
      </style:paragraph-properties>
      <style:text-properties fo:font-size="10pt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3in" fo:margin-right="0.3in" fo:margin-top="0.0402in" fo:margin-bottom="0.0402in" style:contextual-spacing="false" fo:text-indent="0in" style:auto-text-indent="false"/>
      <style:text-properties fo:font-size="10pt" fo:background-color="transparent" style:font-size-asian="10.5pt"/>
    </style:style>
    <style:style style:name="Code" style:family="paragraph" style:parent-style-name="Quotations" style:master-page-name="">
      <loext:graphic-properties draw:fill="solid" draw:fill-color="#cfe7f5" draw:opacity="25%" draw:fill-image-width="0in" draw:fill-image-height="0in"/>
      <style:paragraph-properties fo:margin-left="0.3in" fo:margin-right="0.3in" fo:margin-top="0.0402in" fo:margin-bottom="0.0402in" style:contextual-spacing="true" fo:hyphenation-ladder-count="no-limit" fo:text-indent="0in" style:auto-text-indent="false" style:page-number="auto" fo:background-color="#cfe7f5" fo:padding="0.0201in" fo:border="0.99pt solid #000000" style:shadow="none">
        <style:tab-stops>
          <style:tab-stop style:position="0.6in"/>
          <style:tab-stop style:position="0.9in"/>
          <style:tab-stop style:position="1.5in"/>
        </style:tab-stops>
      </style:paragraph-properties>
      <style:text-properties style:font-name="Liberation Mono1" fo:font-family="'Liberation Mono'" style:font-style-name="Bold" style:font-family-generic="modern" style:font-pitch="fixed" fo:font-size="9pt" fo:font-weight="bold" fo:background-color="transparent" style:font-size-asian="10.5pt" fo:hyphenate="false" fo:hyphenation-remain-char-count="2" fo:hyphenation-push-char-count="2" loext:hyphenation-no-caps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fo:font-size="9pt" fo:font-weight="bold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font-name="Liberation Mono2" fo:font-family="'Liberation Mono'" style:font-style-name="Bold" style:font-family-generic="modern" style:font-pitch="variable" fo:font-size="9pt" fo:language="zxx" fo:country="none" style:text-underline-style="none" fo:font-weight="bold" style:font-size-asian="10.5pt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Internet_20_link">
      <style:text-properties fo:color="#0066cc" loext:opacity="100%" fo:language="zxx" fo:country="none" style:text-underline-style="none" style:font-size-asian="10.5pt" style:language-asian="zxx" style:country-asian="none" style:language-complex="zxx" style:country-complex="none"/>
    </style:style>
    <style:style style:name="Code" style:family="text" style:parent-style-name="Citation">
      <style:text-properties fo:color="#000000" loext:opacity="100%" style:font-name="Liberation Mono1" fo:font-family="'Liberation Mono'" style:font-style-name="Bold" style:font-family-generic="modern" style:font-pitch="fixed" fo:font-size="10.5pt" style:letter-kerning="false" fo:background-color="transparent" loext:padding="0.0201in" loext:border="none"/>
    </style:style>
    <style:style style:name="Citation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∘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space" fo:text-indent="-0.3in" fo:margin-left="0.6in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3in" fo:margin-left="0.9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Checklist">
      <text:list-level-style-bullet text:level="1" text:style-name="Bullet_20_Symbols" loext:num-list-format="%1%" text:bullet-char="✓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'Lucida Grande'" style:font-style-name="Regular"/>
      </text:list-level-style-bullet>
      <text:list-level-style-bullet text:level="2" text:style-name="Bullet_20_Symbols" loext:num-list-format="%2%" text:bullet-char="✓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'Lucida Grande'" style:font-style-name="Regular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Box_20_List" style:display-name="Box List">
      <text:list-level-style-bullet text:level="1" text:style-name="Bullet_20_Symbols" loext:num-list-format="%1%" text:bullet-char="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Wingdings" style:font-style-name="Regular" style:font-charset="x-symbol"/>
      </text:list-level-style-bullet>
      <text:list-level-style-bullet text:level="2" text:style-name="Bullet_20_Symbols" loext:num-list-format="%2%" text:bullet-char="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Wingdings" style:font-style-name="Regular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ist1Bold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AdvLab-Bulle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▸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percentage-style style:name="N121">
      <number:number number:decimal-places="1" number:min-decimal-places="1" number:min-integer-digits="1"/>
      <number:text>%</number:text>
    </number:percentage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MP2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MT1" style:family="text">
      <style:text-properties fo:font-size="12pt" fo:font-weight="bold" officeooo:rsid="011b6977" style:font-size-asian="10.5pt"/>
    </style:style>
    <style:style style:name="MT2" style:family="text">
      <style:text-properties fo:font-size="12pt" fo:font-weight="bold" officeooo:rsid="01057fde" style:font-size-asian="10.5pt"/>
    </style:style>
    <style:style style:name="MT3" style:family="text">
      <style:text-properties officeooo:rsid="0050f0df"/>
    </style:style>
    <style:style style:name="MT4" style:family="text">
      <style:text-properties fo:font-size="12pt" fo:font-weight="bold" officeooo:rsid="01057fde" style:font-name-asian="Liberation Sans1" style:font-size-asian="10.5pt" style:font-name-complex="Liberation Sans1"/>
    </style:style>
    <style:style style:name="MT5" style:family="text">
      <style:text-properties officeooo:rsid="00b1e0fa" style:font-name-asian="Liberation Sans1" style:font-name-complex="Liberation Sans1"/>
    </style:style>
    <style:style style:name="MT6" style:family="text">
      <style:text-properties fo:font-size="12pt" fo:font-weight="bold" officeooo:rsid="010124a3" style:font-size-asian="10.5pt"/>
    </style:style>
    <style:style style:name="MT7" style:family="text">
      <style:text-properties officeooo:rsid="010563d1"/>
    </style:style>
    <style:style style:name="MT8" style:family="text">
      <style:text-properties officeooo:rsid="0050f0df" style:font-name-asian="Liberation Serif" style:font-name-complex="Liberation Serif"/>
    </style:style>
    <style:style style:name="MT9" style:family="text">
      <style:text-properties officeooo:rsid="0050f0df" style:font-name-asian="Arial Unicode MS" style:font-name-complex="Arial Unicode MS"/>
    </style:style>
    <style:style style:name="MT10" style:family="text">
      <style:text-properties officeooo:rsid="007e5b1a" style:font-name-asian="Arial Unicode MS" style:font-name-complex="Arial Unicode M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MP1"><text:span text:style-name="MT1">Instrumentation</text:span><text:span text:style-name="MT2"> Lab</text:span><text:span text:style-name="MT3"><text:tab/></text:span><text:span text:style-name="MT4">Syllabus</text:span><text:span text:style-name="MT5"><text:tab/></text:span><text:span text:style-name="MT6">Fall</text:span><text:span text:style-name="MT3"> 202</text:span><text:span text:style-name="MT7">4</text:span></text:p>
      </style:header>
      <style:footer>
        <text:p text:style-name="MP2"><text:file-name text:display="name-and-extension">Micro_Lab-Syllabus_24b.odt</text:file-name><text:tab/><text:span text:style-name="MT8">—</text:span><text:span text:style-name="MT9"> </text:span><text:span text:style-name="MT9"><text:page-number text:select-page="current">2</text:page-number></text:span><text:span text:style-name="MT9"><text:s/></text:span><text:span text:style-name="MT10">of </text:span><text:span text:style-name="MT10"><text:page-count>2</text:page-count></text:span><text:span text:style-name="MT9"><text:s/></text:span><text:span text:style-name="MT8">—</text:span><text:span text:style-name="MT9"><text:tab/></text:span><text:span text:style-name="MT9"><text:date style:data-style-name="N49" text:date-value="2024-08-13T09:34:47.605359731">2024-08-13</text:date></text:span><text:span text:style-name="MT9">, </text:span><text:span text:style-name="MT9"><text:time style:data-style-name="N60" text:time-value="2024-08-13T09:34:47.605519406">09:34</text:tim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53:32.075290182</meta:creation-date>
    <meta:editing-duration>PT3H50S</meta:editing-duration>
    <meta:editing-cycles>14</meta:editing-cycles>
    <meta:generator>LibreOffice/7.3.7.2$Linux_X86_64 LibreOffice_project/30$Build-2</meta:generator>
    <meta:initial-creator>Prof Huster</meta:initial-creator>
    <dc:date>2024-08-13T09:34:38.713324286</dc:date>
    <dc:creator>Prof Huster</dc:creator>
    <meta:document-statistic meta:table-count="3" meta:image-count="0" meta:object-count="0" meta:page-count="2" meta:paragraph-count="89" meta:word-count="430" meta:character-count="2518" meta:non-whitespace-character-count="2151"/>
  </office:meta>
</office:document-meta>
</file>